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7636*"/>
    </style:style>
    <style:style style:name="Tabelle18.B" style:family="table-column">
      <style:table-column-properties style:column-width="5.532cm" style:rel-column-width="3136*"/>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0"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1"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3" style:family="paragraph" style:parent-style-name="Text_20_body">
      <style:text-properties fo:background-color="#ffff00"/>
    </style:style>
    <style:style style:name="P14" style:family="paragraph" style:parent-style-name="Text_20_body">
      <style:text-properties style:font-name="Georgia1" style:font-name-asian="DejaVu Sans" style:font-name-complex="DejaVu Sans"/>
    </style:style>
    <style:style style:name="P15" style:family="paragraph" style:parent-style-name="Text_20_body">
      <style:text-properties style:font-name="Georgia1" fo:background-color="transparent" style:font-name-asian="DejaVu Sans" style:font-name-complex="DejaVu Sans"/>
    </style:style>
    <style:style style:name="P16" style:family="paragraph" style:parent-style-name="Text_20_body">
      <style:text-properties style:font-name="Georgia1" fo:background-color="#ffff00" style:font-name-asian="DejaVu Sans" style:font-name-complex="DejaVu Sans"/>
    </style:style>
    <style:style style:name="P17" style:family="paragraph" style:parent-style-name="Text_20_body">
      <style:text-properties fo:background-color="transparent" style:font-name-asian="DejaVu Sans" style:font-name-complex="DejaVu Sans"/>
    </style:style>
    <style:style style:name="P18"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Text_20_body">
      <style:text-properties style:font-name="Georgia1" style:font-name-asian="DejaVu Sans" style:font-name-complex="DejaVu Sans"/>
    </style:style>
    <style:style style:name="P23" style:family="paragraph" style:parent-style-name="Text_20_body" style:list-style-name="L2">
      <style:text-properties style:font-name="Georgia1" style:font-name-asian="DejaVu Sans" style:font-name-complex="DejaVu Sans"/>
    </style:style>
    <style:style style:name="P24" style:family="paragraph" style:parent-style-name="Text_20_body" style:list-style-name="L4"/>
    <style:style style:name="P25"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6" style:family="paragraph" style:parent-style-name="Text_20_body" style:list-style-name="L4" style:master-page-name="">
      <style:paragraph-properties style:page-number="auto"/>
    </style:style>
    <style:style style:name="P27" style:family="paragraph" style:parent-style-name="Heading_20_1">
      <style:paragraph-properties fo:break-before="page"/>
    </style:style>
    <style:style style:name="P28" style:family="paragraph" style:parent-style-name="Heading_20_1" style:master-page-name="">
      <style:paragraph-properties style:page-number="auto" fo:break-before="page"/>
    </style:style>
    <style:style style:name="P29"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0" style:family="paragraph" style:parent-style-name="Heading_20_3">
      <style:text-properties style:font-name="Nimbus Sans L" style:font-name-asian="DejaVu Sans" style:font-name-complex="DejaVu Sans"/>
    </style:style>
    <style:style style:name="P31"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2"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3" style:family="paragraph" style:parent-style-name="Table_20_Contents" style:list-style-name="L1"/>
    <style:style style:name="P34" style:family="paragraph" style:parent-style-name="Table_20_Contents" style:list-style-name="L1">
      <style:text-properties style:font-name="Georgia1" style:font-name-asian="DejaVu Sans" style:font-name-complex="DejaVu Sans"/>
    </style:style>
    <style:style style:name="P35" style:family="paragraph" style:parent-style-name="Table_20_Contents" style:list-style-name="L3">
      <style:text-properties style:font-name="Georgia1" style:font-name-asian="DejaVu Sans" style:font-name-complex="DejaVu Sans"/>
    </style:style>
    <style:style style:name="P36" style:family="paragraph" style:parent-style-name="Table_20_Contents" style:list-style-name="L1">
      <style:text-properties style:font-name="Georgia1" fo:background-color="transparent" style:font-name-asian="DejaVu Sans" style:font-name-complex="DejaVu Sans"/>
    </style:style>
    <style:style style:name="P37" style:family="paragraph" style:parent-style-name="Table_20_Contents" style:list-style-name="L1">
      <style:text-properties style:font-name="Georgia1" fo:background-color="#ffff00" style:font-name-asian="DejaVu Sans" style:font-name-complex="DejaVu Sans"/>
    </style:style>
    <style:style style:name="P38" style:family="paragraph" style:parent-style-name="Table_20_Contents" style:list-style-name="L1">
      <style:text-properties style:font-name-asian="DejaVu Sans" style:font-name-complex="DejaVu Sans"/>
    </style:style>
    <style:style style:name="P39" style:family="paragraph" style:parent-style-name="Table_20_Contents" style:list-style-name="L3"/>
    <style:style style:name="P40" style:family="paragraph" style:parent-style-name="Table_20_Contents">
      <style:paragraph-properties fo:text-align="center" style:justify-single-word="false"/>
      <style:text-properties style:font-name="Georgia" style:font-name-asian="Georgia" style:font-name-complex="Georgia"/>
    </style:style>
    <style:style style:name="P41"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2"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3"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4"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5"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46"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T9" style:family="text">
      <style:text-properties style:font-name="Nimbus Sans L"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9">1 This Document<text:tab/>2</text:p>
          <text:p text:style-name="P20">1.1 Aim and Audience<text:tab/>2</text:p>
          <text:p text:style-name="P20">1.2 Other Documentation of TFTASolver<text:tab/>2</text:p>
          <text:p text:style-name="P20">1.3 Copyright / License<text:tab/>2</text:p>
          <text:p text:style-name="P20">1.4 Contact to the Author / Project Homepage<text:tab/>2</text:p>
          <text:p text:style-name="P19">2 Important Algorithms in TFTASolver<text:tab/>3</text:p>
          <text:p text:style-name="P20">2.1 Functional Description (Overview)<text:tab/>3</text:p>
          <text:p text:style-name="P20">2.2 Unit uTFTALogic<text:tab/>3</text:p>
          <text:p text:style-name="P21">2.2.1 ANDFalse<text:tab/>3</text:p>
          <text:p text:style-name="P21">2.2.2 ANDTrue<text:tab/>3</text:p>
          <text:p text:style-name="P21">2.2.3 GenericUpdateObject<text:tab/>3</text:p>
          <text:p text:style-name="P21">2.2.4 LawOfCompleteness<text:tab/>4</text:p>
          <text:p text:style-name="P21">2.2.5 LawOfIdempotency<text:tab/>4</text:p>
          <text:p text:style-name="P21">2.2.6 LawOfNonrecurrence<text:tab/>4</text:p>
          <text:p text:style-name="P21">2.2.7 NOTFalseTrue<text:tab/>5</text:p>
          <text:p text:style-name="P21">2.2.8 NOTNOT<text:tab/>5</text:p>
          <text:p text:style-name="P21">2.2.9 ORXORFalse<text:tab/>6</text:p>
          <text:p text:style-name="P21">2.2.10 ORXORTrue<text:tab/>6</text:p>
          <text:p text:style-name="P21">2.2.11 PANDFalse<text:tab/>6</text:p>
          <text:p text:style-name="P21">2.2.12 PANDMultiples<text:tab/>6</text:p>
          <text:p text:style-name="P21">2.2.13 PANDPANDTransform<text:tab/>6</text:p>
          <text:p text:style-name="P21">2.2.14 SANDFalse<text:tab/>7</text:p>
          <text:p text:style-name="P21">2.2.15 SANDPANDTransform<text:tab/>7</text:p>
          <text:p text:style-name="P21">2.2.16 SimplificationLoop<text:tab/>8</text:p>
          <text:p text:style-name="P21">2.2.17 SortOperands<text:tab/>8</text:p>
          <text:p text:style-name="P21">2.2.18 &lt;XXX&gt;Split<text:tab/>9</text:p>
          <text:p text:style-name="P20">2.3 Unit uTFTAExpression<text:tab/>10</text:p>
          <text:p text:style-name="P21">2.3.1 Simplify<text:tab/>10</text:p>
          <text:p text:style-name="P20">2.4 Unit uTFTAObject<text:tab/>10</text:p>
          <text:p text:style-name="P20">2.5 Unit uTFTAFormTFTASolver<text:tab/>10</text:p>
        </text:index-body>
      </text:table-of-content>
      <text:p text:style-name="Standard"/>
      <text:h text:style-name="P27"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28" text:outline-level="1">Important Algorithms in TFTASolver</text:h>
      <text:h text:style-name="Heading_20_2" text:outline-level="2">Functional Description (Overview)</text:h>
      <text:p text:style-name="P13">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714000307" text:style-name="L1">
                <text:list-header>
                  <text:p text:style-name="P41">Explanation</text:p>
                </text:list-header>
              </text:list>
            </table:table-cell>
            <table:table-cell table:style-name="Tabelle2.B1" office:value-type="string">
              <text:list xml:id="list345821605" text:continue-numbering="true" text:style-name="L1">
                <text:list-header>
                  <text:p text:style-name="P41">Example</text:p>
                </text:list-header>
              </text:list>
            </table:table-cell>
          </table:table-row>
        </table:table-header-rows>
        <table:table-row>
          <table:table-cell table:style-name="Tabelle2.A2" office:value-type="string">
            <text:list xml:id="list789340867" text:continue-list="list345821605" text:style-name="L1">
              <text:list-item text:start-value="1">
                <text:p text:style-name="P34">Check if given term is of type AND; if not then exit.</text:p>
              </text:list-item>
              <text:list-item>
                <text:p text:style-name="P34">Unset flag.</text:p>
              </text:list-item>
              <text:list-item>
                <text:p text:style-name="P34">For each operand of the given term do: if operand = False, then set flag.</text:p>
                <text:p text:style-name="P34"/>
                <text:p text:style-name="P34"/>
              </text:list-item>
              <text:list-item>
                <text:p text:style-name="P34">If flag is set then given term = False</text:p>
              </text:list-item>
            </text:list>
          </table:table-cell>
          <table:table-cell table:style-name="Tabelle2.B2" office:value-type="string">
            <text:list xml:id="list756733058" text:continue-numbering="true" text:style-name="L1">
              <text:list-header>
                <text:p text:style-name="P42">AND[ W,False,Y,Z ]</text:p>
                <text:p text:style-name="P34"/>
                <text:p text:style-name="P42">W &lt;&gt; False → flag = 0,</text:p>
                <text:p text:style-name="P42">False = False → flag = 1, ...</text:p>
                <text:p text:style-name="P42"/>
                <text:p text:style-name="P42">False</text:p>
              </text:list-header>
            </text:list>
          </table:table-cell>
        </table:table-row>
      </table:table>
      <text:h text:style-name="P31"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610735019" text:continue-numbering="true" text:style-name="L1">
                <text:list-header>
                  <text:p text:style-name="P41">Explanation</text:p>
                </text:list-header>
              </text:list>
            </table:table-cell>
            <table:table-cell table:style-name="Tabelle6.B1" office:value-type="string">
              <text:list xml:id="list519399875" text:continue-numbering="true" text:style-name="L1">
                <text:list-header>
                  <text:p text:style-name="P41">Example</text:p>
                </text:list-header>
              </text:list>
            </table:table-cell>
          </table:table-row>
        </table:table-header-rows>
        <table:table-row>
          <table:table-cell table:style-name="Tabelle6.A2" office:value-type="string">
            <text:list xml:id="list1984702379" text:continue-list="list519399875" text:style-name="L1">
              <text:list-item text:start-value="1">
                <text:p text:style-name="P34">Check if given term <text:s/>is of type AND; if not then exit.</text:p>
              </text:list-item>
              <text:list-item>
                <text:p text:style-name="P34">For each operand of the given term do: if operand = True, then remove operd from given term.</text:p>
              </text:list-item>
              <text:list-item>
                <text:p text:style-name="P34">If only one operand in given term left, then given term = operand</text:p>
              </text:list-item>
              <text:list-item>
                <text:p text:style-name="P34">else if no operand in given term left, then given term = <text:s/>True</text:p>
              </text:list-item>
              <text:list-item>
                <text:p text:style-name="P34">exit.</text:p>
              </text:list-item>
            </text:list>
          </table:table-cell>
          <table:table-cell table:style-name="Tabelle6.B2" office:value-type="string">
            <text:list xml:id="list578510801" text:continue-numbering="true" text:style-name="L1">
              <text:list-header>
                <text:p text:style-name="P42">AND[ W,True,Y,Z ]</text:p>
                <text:p text:style-name="P42">W &lt;&gt; True, </text:p>
                <text:p text:style-name="P42">True = True → OR[ W,Y,Z ]</text:p>
                <text:p text:style-name="P42"/>
                <text:p text:style-name="P44"/>
              </text:list-header>
            </text:list>
          </table:table-cell>
        </table:table-row>
      </table:table>
      <text:h text:style-name="P30"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836192985" text:continue-numbering="true" text:style-name="L1">
                <text:list-header>
                  <text:p text:style-name="P41">Explanation</text:p>
                </text:list-header>
              </text:list>
            </table:table-cell>
            <table:table-cell table:style-name="Tabelle22.B1" office:value-type="string">
              <text:list xml:id="list1199816006" text:continue-numbering="true" text:style-name="L1">
                <text:list-header>
                  <text:p text:style-name="P41">Example</text:p>
                </text:list-header>
              </text:list>
            </table:table-cell>
          </table:table-row>
        </table:table-header-rows>
        <table:table-row>
          <table:table-cell table:style-name="Tabelle22.A2" office:value-type="string">
            <text:list xml:id="list737478670" text:continue-list="list1199816006" text:style-name="L1">
              <text:list-item text:start-value="1">
                <text:p text:style-name="P34">Check if given term is of type SAND or AND or OR or XOR; if not then exit.</text:p>
              </text:list-item>
              <text:list-item>
                <text:p text:style-name="P34">Scan all operands and get all the terms (“sameTypeTerms”) with the same type as the given term.</text:p>
              </text:list-item>
              <text:list-item>
                <text:p text:style-name="P34">If no term with the same operator type as the given term was found, exit.</text:p>
              </text:list-item>
              <text:list-item>
                <text:p text:style-name="P34">For each such sameTypeTerm do</text:p>
                <text:list>
                  <text:list-item>
                    <text:p text:style-name="P34">add all its operands to the (end of the) given term,</text:p>
                  </text:list-item>
                  <text:list-item>
                    <text:p text:style-name="P34">extract it from the given Term.</text:p>
                  </text:list-item>
                </text:list>
              </text:list-item>
              <text:list-item>
                <text:p text:style-name="P34">Sort the operands of the modiefied given term (as it is commutative); this uses the uTFTALogic.SortOperands function, which includes checking <text:soft-page-break/>whether identical elements are already listen in EventList.</text:p>
              </text:list-item>
            </text:list>
          </table:table-cell>
          <table:table-cell table:style-name="Tabelle22.B2" office:value-type="string">
            <text:list xml:id="list1948871080" text:continue-numbering="true" text:style-name="L1">
              <text:list-header>
                <text:p text:style-name="P42">SAND[ X,SAND[ A,B ] ] </text:p>
                <text:p text:style-name="P42">X: is basic event</text:p>
                <text:p text:style-name="P42">SAND[A,B]: is SAND</text:p>
                <text:p text:style-name="P42"/>
              </text:list-header>
            </text:list>
            <text:p text:style-name="P11">SAND[ X, SAND[ A,B ],A,B ] <text:s/></text:p>
            <text:p text:style-name="P11">SAND[ X,A,B ]</text:p>
            <text:p text:style-name="P11"/>
            <text:p text:style-name="P11">SAND[ A,B,X ]</text:p>
          </table:table-cell>
        </table:table-row>
      </table:table>
      <text:h text:style-name="P31"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722355910" text:continue-numbering="true" text:style-name="L1">
                <text:list-header>
                  <text:p text:style-name="P41">Explanation</text:p>
                </text:list-header>
              </text:list>
            </table:table-cell>
            <table:table-cell table:style-name="Tabelle7.B1" office:value-type="string">
              <text:list xml:id="list1391466307" text:continue-numbering="true" text:style-name="L1">
                <text:list-header>
                  <text:p text:style-name="P41">Example</text:p>
                </text:list-header>
              </text:list>
            </table:table-cell>
          </table:table-row>
        </table:table-header-rows>
        <table:table-row>
          <table:table-cell table:style-name="Tabelle7.A2" office:value-type="string">
            <text:list xml:id="list951070262" text:continue-list="list1391466307" text:style-name="L1">
              <text:list-item text:start-value="1">
                <text:p text:style-name="P34">Set given term pointer to updated event </text:p>
              </text:list-item>
              <text:list-item>
                <text:p text:style-name="P34">Set given term flag “NeedsToBeUpdated”</text:p>
              </text:list-item>
              <text:list-item>
                <text:p text:style-name="P34">Reread the pointer which showed to the given event, this triggers a routine within the given events list of children (type: TTFTAList) to “re-point” to the new event.</text:p>
              </text:list-item>
              <text:list-item>
                <text:p text:style-name="P34">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614936163" text:continue-numbering="true" text:style-name="L1">
              <text:list-item>
                <text:list>
                  <text:list-item>
                    <text:list>
                      <text:list-header>
                        <text:p text:style-name="P42">---</text:p>
                      </text:list-header>
                    </text:list>
                  </text:list-item>
                </text:list>
                <text:p text:style-name="P42"/>
                <text:p text:style-name="P42"/>
                <text:p text:style-name="P44"/>
              </text:list-item>
            </text:list>
          </table:table-cell>
        </table:table-row>
      </table:table>
      <text:h text:style-name="P31" text:outline-level="3">LawOfCompleteness</text:h>
      <text:p text:style-name="P3">Functionality: Apply temporal logic's law of completeness.</text:p>
      <text:p text:style-name="P14">Background: In order to reduce the combinatorial blow-up of events / objects AND terms are only transformed according to the law of completeness if at least one of the operands is not a basic event, i.e. AND terms of only basic events are not transformed.</text:p>
      <text:p text:style-name="P16">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2076847524" text:continue-numbering="true" text:style-name="L1">
                <text:list-header>
                  <text:p text:style-name="P41">Explanation</text:p>
                </text:list-header>
              </text:list>
            </table:table-cell>
            <table:table-cell table:style-name="Tabelle14.B1" office:value-type="string">
              <text:list xml:id="list221048673" text:continue-numbering="true" text:style-name="L1">
                <text:list-header>
                  <text:p text:style-name="P41">Example</text:p>
                </text:list-header>
              </text:list>
            </table:table-cell>
          </table:table-row>
        </table:table-header-rows>
        <table:table-row>
          <table:table-cell table:style-name="Tabelle14.A2" office:value-type="string">
            <text:list xml:id="list914628540" text:continue-list="list221048673" text:style-name="L1">
              <text:list-item text:start-value="1">
                <text:p text:style-name="P34">Check if given term is of type AND; if not then exit.</text:p>
              </text:list-item>
              <text:list-item>
                <text:p text:style-name="P34">Check if at least one operand of given term is no basic event; if not then exit.</text:p>
              </text:list-item>
              <text:list-item>
                <text:p text:style-name="P34">If given term has more than two operands, then call ANDSplit on the given term.</text:p>
              </text:list-item>
              <text:list-item>
                <text:p text:style-name="P34">For the planned new subterms PAND[ op1,op2 ] and PAND[ op2,op1 ] <text:s/>do</text:p>
                <text:list>
                  <text:list-item>
                    <text:p text:style-name="P34">check if in EventList there is such an event,</text:p>
                  </text:list-item>
                  <text:list-item>
                    <text:p text:style-name="P34">if yes, then subterm = this existing event,</text:p>
                  </text:list-item>
                  <text:list-item>
                    <text:p text:style-name="P34">else create subterm as new TTFTAObject.</text:p>
                  </text:list-item>
                </text:list>
              </text:list-item>
              <text:list-item>
                <text:p text:style-name="P34">For the third new subterm SAND[ op1,op2 ] it is additionally necessary to sort (as SAND is commutative). </text:p>
                <text:list>
                  <text:list-item>
                    <text:p text:style-name="P34">Create a new temporary event and assign type SAND and the two operands op1 and op2 to it.</text:p>
                  </text:list-item>
                  <text:list-item>
                    <text:p text:style-name="P34">Sort this temporary event using the uTFTALogic.SortOperands function, which includes checking whether identical elements are already listen in EventList.</text:p>
                  </text:list-item>
                  <text:list-item>
                    <text:p text:style-name="P34">In the latter case free the now useless newly created event from step (a).</text:p>
                  </text:list-item>
                </text:list>
              </text:list-item>
              <text:list-item>
                <text:p text:style-name="P34">Create a new temporary event and assign type XOR and the three subterms as operands to it.</text:p>
              </text:list-item>
              <text:list-item>
                <text:p text:style-name="P34">Sort this temporary event using the uTFTALogic.SortOperands function, <text:soft-page-break/>which includes checking whether identical elements are already listen in EventList.</text:p>
              </text:list-item>
              <text:list-item>
                <text:p text:style-name="P34">In the latter case free the now useless newly created event from step 6 (in this case all three subterms have also been existing before, thus there is no need to free any of them, too).</text:p>
              </text:list-item>
              <text:list-item>
                <text:p text:style-name="P34">Replace the given term with the result of step 7.</text:p>
              </text:list-item>
            </text:list>
          </table:table-cell>
          <table:table-cell table:style-name="Tabelle14.B2" office:value-type="string">
            <text:list xml:id="list1532466144" text:continue-numbering="true" text:style-name="L1">
              <text:list-header>
                <text:p text:style-name="P42">AND[ X, PAND[ Y,Z ] ]</text:p>
              </text:list-header>
            </text:list>
            <text:p text:style-name="P11">op1 = X ; op2 = PAND[ Y,Z ]</text:p>
            <text:p text:style-name="P11"/>
            <text:p text:style-name="P11"/>
            <text:p text:style-name="P11">sub1 = PAND[ X,PAND[ Y,Z ] ]</text:p>
            <text:p text:style-name="P11">sub2 = PAND[ PAND[ Y,Z ],X ]</text:p>
            <text:p text:style-name="P11"/>
            <text:p text:style-name="P11"/>
            <text:p text:style-name="P11"/>
            <text:p text:style-name="P11"/>
            <text:p text:style-name="P11">sub3 = SAND[ X,PAND[ Y,Z ] ]</text:p>
            <text:p text:style-name="P10"/>
            <text:p text:style-name="P11"/>
            <text:p text:style-name="P11">SAND[ PAND[ Y,Z ],X ]</text:p>
            <text:p text:style-name="P11"/>
            <text:p text:style-name="P11"/>
            <text:p text:style-name="P11">XOR[ sub1, sub2, sub3 ]</text:p>
            <text:p text:style-name="P11"/>
            <text:p text:style-name="P11">XOR[ sub2, sub1, sub3 ]</text:p>
            <text:p text:style-name="P11"><text:soft-page-break/></text:p>
            <text:p text:style-name="P11"/>
            <text:p text:style-name="P11"/>
            <text:p text:style-name="P11"/>
            <text:p text:style-name="P11"/>
          </table:table-cell>
        </table:table-row>
      </table:table>
      <text:h text:style-name="P32"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364273896" text:continue-numbering="true" text:style-name="L1">
                <text:list-header>
                  <text:p text:style-name="P41">Explanation</text:p>
                </text:list-header>
              </text:list>
            </table:table-cell>
            <table:table-cell table:style-name="Tabelle15.B1" office:value-type="string">
              <text:list xml:id="list2129459025" text:continue-numbering="true" text:style-name="L1">
                <text:list-header>
                  <text:p text:style-name="P41">Example</text:p>
                </text:list-header>
              </text:list>
            </table:table-cell>
          </table:table-row>
        </table:table-header-rows>
        <table:table-row>
          <table:table-cell table:style-name="Tabelle15.A2" office:value-type="string">
            <text:list xml:id="list1354728639" text:continue-list="list2129459025" text:style-name="L1">
              <text:list-item text:start-value="1">
                <text:p text:style-name="P34">Check if given term is of type SAND or AND or OR or XOR; if not then exit.</text:p>
              </text:list-item>
              <text:list-item>
                <text:p text:style-name="P34">For each operand of given term check for duplicates and remove them from given term.</text:p>
                <text:p text:style-name="P34"/>
              </text:list-item>
              <text:list-item>
                <text:p text:style-name="P34">If given term has only one single operand left (i.e. all its operands from the beginning were identical), then given term = operand</text:p>
              </text:list-item>
            </text:list>
          </table:table-cell>
          <table:table-cell table:style-name="Tabelle15.B2" office:value-type="string">
            <text:list xml:id="list1920853406" text:continue-numbering="true" text:style-name="L1">
              <text:list-header>
                <text:p text:style-name="P42">SAND[ X,Y,X ] </text:p>
                <text:p text:style-name="P42">X: duplicate found and removed</text:p>
                <text:p text:style-name="P42">Y: no duplicate found</text:p>
              </text:list-header>
            </text:list>
            <text:p text:style-name="P9"/>
            <text:p text:style-name="P11">two operands left → do nothing</text:p>
            <text:p text:style-name="P11"/>
            <text:p text:style-name="P11">SAND[ X,Y ]</text:p>
          </table:table-cell>
        </table:table-row>
      </table:table>
      <text:h text:style-name="P31"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350133463" text:continue-numbering="true" text:style-name="L1">
                <text:list-header>
                  <text:p text:style-name="P41">Explanation</text:p>
                </text:list-header>
              </text:list>
            </table:table-cell>
            <table:table-cell table:style-name="Tabelle9.B1" office:value-type="string">
              <text:list xml:id="list2130797882" text:continue-numbering="true" text:style-name="L1">
                <text:list-header>
                  <text:p text:style-name="P41">Example</text:p>
                </text:list-header>
              </text:list>
            </table:table-cell>
          </table:table-row>
        </table:table-header-rows>
        <table:table-row>
          <table:table-cell table:style-name="Tabelle9.A2" office:value-type="string">
            <text:list xml:id="list1821262120" text:continue-list="list2130797882" text:style-name="L1">
              <text:list-item text:start-value="1">
                <text:p text:style-name="P34">Check if given term is of type PAND; if not then exit.</text:p>
              </text:list-item>
              <text:list-item>
                <text:p text:style-name="P34">Check if given term has only two operands, if not then exit.</text:p>
              </text:list-item>
              <text:list-item>
                <text:p text:style-name="P34">Take first operand and according to the type, extract all events and put them to the “A-list” (note: “term” in this context denotes each and every (sub)term that is currently inspected):</text:p>
                <text:list>
                  <text:list-item>
                    <text:p text:style-name="P34">if type of term is PAND or SAND or AND: add whole term itlf to A-list and continue inspection (step 3) for all operands of term (i.e. next lower level of inspection).</text:p>
                  </text:list-item>
                  <text:list-item>
                    <text:p text:style-name="P34">if type of term is OR or XOR or term is a basic event: add only the whole term itself to A-list and return to next higher level of inspection (step 3).</text:p>
                  </text:list-item>
                  <text:list-item>
                    <text:p text:style-name="P34">if type of term is NOT then return to next higher level of inection (step 3) (NOT-PANDs are covered separately).</text:p>
                  </text:list-item>
                </text:list>
              </text:list-item>
              <text:list-item>
                <text:p text:style-name="P34">Take second operand and according to the type, extract all events and put them to the “B-list” (note: “term” in this context denotes each and every (sub)term that is currently inspected):</text:p>
                <text:list>
                  <text:list-item>
                    <text:p text:style-name="P34">if type of term is PAND: add the term itself to B-list and connue inspection (step 4) for last operand of term.</text:p>
                  </text:list-item>
                  <text:list-item>
                    <text:p text:style-name="P34">If type of term is AND or SAND: add the term itself to B-list and continue inspection (step 4) for all operands of term.</text:p>
                  </text:list-item>
                  <text:list-item>
                    <text:p text:style-name="P34">if type of term is OR or XOR or term is a basic event: add only the whole term itself to B-list and return to next higher level of inspection (step 4).</text:p>
                  </text:list-item>
                  <text:list-item>
                    <text:p text:style-name="P34">if type of term is NOT then return to next higher level of inection (step 4) (NOT-PANDs are covered separately).</text:p>
                  </text:list-item>
                  <text:list-item>
                    <text:p text:style-name="P34">At each step before continuing the inspection check whether any of the events in B-list is listed in A-list.</text:p>
                  </text:list-item>
                  <text:list-item>
                    <text:p text:style-name="P34"><text:soft-page-break/>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848733328" text:continue-numbering="true" text:style-name="L1">
              <text:list-header>
                <text:p text:style-name="P42">PAND[ PAND[ X,Y ], PAND[ PAND[ Y,X ], Z ]] </text:p>
              </text:list-header>
            </text:list>
            <text:p text:style-name="P7"/>
            <text:p text:style-name="P11">PAND[ X,Y ]<text:line-break/></text:p>
            <text:p text:style-name="P11"/>
            <text:p text:style-name="P11">type: PAND → PAND[X,Y] @ A-list<text:line-break/> <text:s text:c="3"/>type: Basic event → X @ A-list</text:p>
            <text:p text:style-name="P11"><text:s text:c="4"/>type: Basic event → Y @ A-list</text:p>
            <text:p text:style-name="P11"/>
            <text:p text:style-name="P11">→ A-list holds three elements: </text:p>
            <text:p text:style-name="P11"><text:tab/><text:tab/><text:tab/>{PAND[X,Y]; X; Y}</text:p>
            <text:p text:style-name="P11"/>
            <text:p text:style-name="P11"/>
            <text:p text:style-name="P11">PAND[ PAND[ Y,X ], Z ]</text:p>
            <text:p text:style-name="P11"/>
            <text:p text:style-name="P11"/>
            <text:p text:style-name="P11">type: PAND → </text:p>
            <text:p text:style-name="P11"><text:tab/>PAND[ PAND[ Y,X ], Z ] @ B-list</text:p>
            <text:p text:style-name="P11">check according to (e): no element of B-list is listed in A-list → continue</text:p>
            <text:p text:style-name="P11"/>
            <text:p text:style-name="P11"><text:s text:c="5"/>type: Basic event → Z @ B-list</text:p>
            <text:p text:style-name="P11"><text:s text:c="5"/>check according to (e): no element of B-<text:line-break/> <text:s text:c="4"/>list is listed in A-list → continue</text:p>
            <text:p text:style-name="P11"/>
            <text:p text:style-name="P11">(Note: the overall term PAND[ PAND[ X,Y ], <text:soft-page-break/>PAND[ PAND[ Y,X ], Z ]] would still yield False in the end, as AND[PAND[ X,Y ],PAND[ Y,X ]] yields False, resulting in PAND[False, Z] = False.)</text:p>
          </table:table-cell>
        </table:table-row>
      </table:table>
      <text:h text:style-name="P31"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522026162" text:continue-numbering="true" text:style-name="L1">
                <text:list-header>
                  <text:p text:style-name="P41">Explanation</text:p>
                </text:list-header>
              </text:list>
            </table:table-cell>
            <table:table-cell table:style-name="Tabelle10.B1" office:value-type="string">
              <text:list xml:id="list952354396" text:continue-numbering="true" text:style-name="L1">
                <text:list-header>
                  <text:p text:style-name="P41">Example</text:p>
                </text:list-header>
              </text:list>
            </table:table-cell>
          </table:table-row>
        </table:table-header-rows>
        <table:table-row>
          <table:table-cell table:style-name="Tabelle10.A2" office:value-type="string">
            <text:list xml:id="list1779143289" text:continue-list="list952354396" text:style-name="L1">
              <text:list-item text:start-value="1">
                <text:p text:style-name="P34">Check if given term is of type NOT and that child of given term is either False or True; if not then exit.</text:p>
              </text:list-item>
              <text:list-item>
                <text:p text:style-name="P34">If child of given term ist True then set given term to False; <text:line-break/>else set given term is set to True.</text:p>
              </text:list-item>
            </text:list>
          </table:table-cell>
          <table:table-cell table:style-name="Tabelle10.B2" office:value-type="string">
            <text:list xml:id="list1355700600" text:continue-numbering="true" text:style-name="L1">
              <text:list-header>
                <text:p text:style-name="P25">NOT[False] </text:p>
                <text:p text:style-name="P34"/>
                <text:p text:style-name="P42">True</text:p>
              </text:list-header>
            </text:list>
          </table:table-cell>
        </table:table-row>
      </table:table>
      <text:h text:style-name="P31"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259691585" text:continue-numbering="true" text:style-name="L1">
                <text:list-header>
                  <text:p text:style-name="P41">Explanation</text:p>
                </text:list-header>
              </text:list>
            </table:table-cell>
            <table:table-cell table:style-name="Tabelle8.B1" office:value-type="string">
              <text:list xml:id="list382516092" text:continue-numbering="true" text:style-name="L1">
                <text:list-header>
                  <text:p text:style-name="P41">Example</text:p>
                </text:list-header>
              </text:list>
            </table:table-cell>
          </table:table-row>
        </table:table-header-rows>
        <table:table-row>
          <table:table-cell table:style-name="Tabelle8.A2" office:value-type="string">
            <text:list xml:id="list2073949242" text:continue-list="list382516092" text:style-name="L1">
              <text:list-item text:start-value="1">
                <text:p text:style-name="P34">Check if given term is of type NOT and that child of given term is of type NOT; if not then exit.</text:p>
              </text:list-item>
              <text:list-item>
                <text:p text:style-name="P34">Given Term is set to child of the child of given term.</text:p>
              </text:list-item>
            </text:list>
          </table:table-cell>
          <table:table-cell table:style-name="Tabelle8.B2" office:value-type="string">
            <text:list xml:id="list1831942188" text:continue-numbering="true" text:style-name="L1">
              <text:list-header>
                <text:p text:style-name="P42">NOT[ NOT[ X ]] </text:p>
                <text:p text:style-name="P34"/>
                <text:p text:style-name="P42">X</text:p>
              </text:list-header>
            </text:list>
          </table:table-cell>
        </table:table-row>
      </table:table>
      <text:h text:style-name="P31"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863431552" text:continue-numbering="true" text:style-name="L1">
                <text:list-header>
                  <text:p text:style-name="P41">Explanation</text:p>
                </text:list-header>
              </text:list>
            </table:table-cell>
            <table:table-cell table:style-name="Tabelle5.B1" office:value-type="string">
              <text:list xml:id="list1872683558" text:continue-numbering="true" text:style-name="L1">
                <text:list-header>
                  <text:p text:style-name="P41">Example</text:p>
                </text:list-header>
              </text:list>
            </table:table-cell>
          </table:table-row>
        </table:table-header-rows>
        <table:table-row>
          <table:table-cell table:style-name="Tabelle5.A2" office:value-type="string">
            <text:list xml:id="list224484925" text:continue-list="list1872683558" text:style-name="L1">
              <text:list-item text:start-value="1">
                <text:p text:style-name="P34">Check if given term <text:s/>is of type OR or XOR; if not then exit.</text:p>
              </text:list-item>
              <text:list-item>
                <text:p text:style-name="P34">For each operand of the given term do: if operand = False, then remove operd from given term.</text:p>
              </text:list-item>
              <text:list-item>
                <text:p text:style-name="P34">If only one operand in given term left, then given term = operand</text:p>
              </text:list-item>
              <text:list-item>
                <text:p text:style-name="P34">else if no operand in given term left, then given term = False</text:p>
              </text:list-item>
              <text:list-item>
                <text:p text:style-name="P34">exit.</text:p>
              </text:list-item>
            </text:list>
          </table:table-cell>
          <table:table-cell table:style-name="Tabelle5.B2" office:value-type="string">
            <text:list xml:id="list513656473" text:continue-numbering="true" text:style-name="L1">
              <text:list-header>
                <text:p text:style-name="P42">OR[ W,False,Y,Z ]</text:p>
                <text:p text:style-name="P42">W &lt;&gt; False, </text:p>
                <text:p text:style-name="P42">False = False → OR[ W,Y,Z ]</text:p>
                <text:p text:style-name="P42"/>
                <text:p text:style-name="P44"/>
              </text:list-header>
            </text:list>
          </table:table-cell>
        </table:table-row>
      </table:table>
      <text:h text:style-name="P31"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886531500" text:continue-numbering="true" text:style-name="L1">
                <text:list-header>
                  <text:p text:style-name="P41">Explanation</text:p>
                </text:list-header>
              </text:list>
            </table:table-cell>
            <table:table-cell table:style-name="Tabelle4.B1" office:value-type="string">
              <text:list xml:id="list923479179" text:continue-numbering="true" text:style-name="L1">
                <text:list-header>
                  <text:p text:style-name="P41">Example</text:p>
                </text:list-header>
              </text:list>
            </table:table-cell>
          </table:table-row>
        </table:table-header-rows>
        <table:table-row>
          <table:table-cell table:style-name="Tabelle4.A2" office:value-type="string">
            <text:list xml:id="list276559489" text:continue-list="list923479179" text:style-name="L1">
              <text:list-item text:start-value="1">
                <text:p text:style-name="P34">Check if given term is of type OR or XOR; if not then exit.</text:p>
              </text:list-item>
              <text:list-item>
                <text:p text:style-name="P34">Unset flag.</text:p>
              </text:list-item>
              <text:list-item>
                <text:p text:style-name="P34">For each operand of the given term do: if operand = True, then set flag.</text:p>
              </text:list-item>
            </text:list>
            <text:p text:style-name="P7"/>
            <text:p text:style-name="P7"/>
            <text:list xml:id="list1570402994" text:continue-numbering="true" text:style-name="L1">
              <text:list-item>
                <text:p text:style-name="P34">If flag is set then given term = True</text:p>
              </text:list-item>
              <text:list-item>
                <text:p text:style-name="P34">exit.</text:p>
              </text:list-item>
            </text:list>
          </table:table-cell>
          <table:table-cell table:style-name="Tabelle4.B2" office:value-type="string">
            <text:list xml:id="list128977423" text:continue-numbering="true" text:style-name="L1">
              <text:list-header>
                <text:p text:style-name="P42">OR[ W,True,Y,Z ]</text:p>
                <text:p text:style-name="P42"/>
                <text:p text:style-name="P42">W &lt;&gt; True → flag = 0,</text:p>
                <text:p text:style-name="P42">True = True → flag = 1, ...</text:p>
                <text:p text:style-name="P42"/>
                <text:p text:style-name="P42">True</text:p>
              </text:list-header>
            </text:list>
          </table:table-cell>
        </table:table-row>
      </table:table>
      <text:h text:style-name="P31" text:outline-level="3"><text:soft-page-break/>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189145335" text:continue-numbering="true" text:style-name="L1">
                <text:list-header>
                  <text:p text:style-name="P41">Explanation</text:p>
                </text:list-header>
              </text:list>
            </table:table-cell>
            <table:table-cell table:style-name="Tabelle11.B1" office:value-type="string">
              <text:list xml:id="list2146854742" text:continue-numbering="true" text:style-name="L1">
                <text:list-header>
                  <text:p text:style-name="P41">Example</text:p>
                </text:list-header>
              </text:list>
            </table:table-cell>
          </table:table-row>
        </table:table-header-rows>
        <table:table-row>
          <table:table-cell table:style-name="Tabelle11.A2" office:value-type="string">
            <text:list xml:id="list2167340531" text:continue-list="list2146854742" text:style-name="L1">
              <text:list-item text:start-value="1">
                <text:p text:style-name="P34">Check if given term is of type PAND and term has two operands; if not then exit.</text:p>
              </text:list-item>
              <text:list-item>
                <text:p text:style-name="P34">If first operand of term is False then set given term to False;</text:p>
              </text:list-item>
              <text:list-item>
                <text:p text:style-name="P34">else if second operand of term is either True or False then set given term to False.</text:p>
              </text:list-item>
            </text:list>
          </table:table-cell>
          <table:table-cell table:style-name="Tabelle11.B2" office:value-type="string">
            <text:list xml:id="list1371709592" text:continue-numbering="true" text:style-name="L1">
              <text:list-header>
                <text:p text:style-name="P42">PAND[ False,X ] </text:p>
                <text:p text:style-name="P42"/>
                <text:p text:style-name="P42">False = False → <text:line-break/><text:tab/>given term = False,</text:p>
                <text:p text:style-name="P44"/>
              </text:list-header>
            </text:list>
          </table:table-cell>
        </table:table-row>
      </table:table>
      <text:h text:style-name="P31"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875515218" text:continue-numbering="true" text:style-name="L1">
                <text:list-header>
                  <text:p text:style-name="P41">Explanation</text:p>
                </text:list-header>
              </text:list>
            </table:table-cell>
            <table:table-cell table:style-name="Tabelle12.B1" office:value-type="string">
              <text:list xml:id="list1513838611" text:continue-numbering="true" text:style-name="L1">
                <text:list-header>
                  <text:p text:style-name="P41">Example</text:p>
                </text:list-header>
              </text:list>
            </table:table-cell>
          </table:table-row>
        </table:table-header-rows>
        <table:table-row>
          <table:table-cell table:style-name="Tabelle12.A2" office:value-type="string">
            <text:list xml:id="list1697499072" text:continue-list="list1513838611" text:style-name="L1">
              <text:list-item text:start-value="1">
                <text:p text:style-name="P34">Check if given term is of type PAND and term has two operands; if not then exit.</text:p>
              </text:list-item>
              <text:list-item>
                <text:p text:style-name="P34">If first operand of term equals the second operand then set given term to False;</text:p>
              </text:list-item>
            </text:list>
          </table:table-cell>
          <table:table-cell table:style-name="Tabelle12.B2" office:value-type="string">
            <text:list xml:id="list819006180" text:continue-numbering="true" text:style-name="L1">
              <text:list-header>
                <text:p text:style-name="P42">---</text:p>
                <text:p text:style-name="P44"/>
              </text:list-header>
            </text:list>
          </table:table-cell>
        </table:table-row>
      </table:table>
      <text:h text:style-name="P31"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682599186" text:continue-numbering="true" text:style-name="L1">
                <text:list-header>
                  <text:p text:style-name="P41">Explanation</text:p>
                </text:list-header>
              </text:list>
            </table:table-cell>
            <table:table-cell table:style-name="Tabelle16.B1" office:value-type="string">
              <text:list xml:id="list1432384414" text:continue-numbering="true" text:style-name="L1">
                <text:list-header>
                  <text:p text:style-name="P41">Example</text:p>
                </text:list-header>
              </text:list>
            </table:table-cell>
          </table:table-row>
        </table:table-header-rows>
        <table:table-row>
          <table:table-cell table:style-name="Tabelle16.A2" office:value-type="string">
            <text:list xml:id="list1130655227" text:continue-list="list1432384414" text:style-name="L1">
              <text:list-item text:start-value="1">
                <text:p text:style-name="P34">Check if given term is of type PAND and has two operands; if not then exit.</text:p>
              </text:list-item>
              <text:list-item>
                <text:p text:style-name="P34">Check if second operand of given term is of type PAND and has two operds; if not then exit.</text:p>
              </text:list-item>
              <text:list-item>
                <text:p text:style-name="P34">Set opX = first operand of given term and opY = first operand of second opand of given term and opZ = second operand of second operand of given term.</text:p>
              </text:list-item>
              <text:list-item>
                <text:p text:style-name="P34">Check if in EventList there is a event identical to <text:line-break/>PAND[ AND[ opX, opY ], opZ ].</text:p>
              </text:list-item>
              <text:list-item>
                <text:p text:style-name="P34">If yes, then set given term to this existing event and exit.</text:p>
              </text:list-item>
              <text:list-item>
                <text:p text:style-name="P34">Check if in EventList there is a event identical to AND[ opX, opY ].</text:p>
              </text:list-item>
              <text:list-item>
                <text:p text:style-name="P34">If no, then </text:p>
                <text:list>
                  <text:list-item>
                    <text:p text:style-name="P34">create a new TTFTAObject of type AND,</text:p>
                  </text:list-item>
                  <text:list-item>
                    <text:p text:style-name="P34">set <text:s/>opX and opY as its new operands.</text:p>
                  </text:list-item>
                  <text:list-item>
                    <text:p text:style-name="P34">rebuild given term with this new event as first and opZ as second operd.</text:p>
                  </text:list-item>
                </text:list>
              </text:list-item>
              <text:list-item>
                <text:p text:style-name="P34">Else, rebuild given term with this existing event as first and opZ as second operand.</text:p>
              </text:list-item>
            </text:list>
          </table:table-cell>
          <table:table-cell table:style-name="Tabelle16.B2" office:value-type="string">
            <text:list xml:id="list627429004" text:continue-numbering="true" text:style-name="L1">
              <text:list-header>
                <text:p text:style-name="P42">PAND[ X, PAND[ Y,Z ] ]</text:p>
              </text:list-header>
            </text:list>
            <text:p text:style-name="P9"/>
            <text:p text:style-name="P9"/>
            <text:p text:style-name="P11">opX = X</text:p>
            <text:p text:style-name="P11">opY = Y</text:p>
            <text:p text:style-name="P11">opZ = Z</text:p>
            <text:p text:style-name="P11"/>
            <text:p text:style-name="P11"/>
            <text:p text:style-name="P11"/>
            <text:p text:style-name="P11">AND[ X,Y ]</text:p>
            <text:p text:style-name="P11"/>
            <text:p text:style-name="P11"/>
            <text:p text:style-name="P11"/>
            <text:list xml:id="list1067678470" text:continue-numbering="true" text:style-name="L1">
              <text:list-header>
                <text:p text:style-name="P42"/>
              </text:list-header>
              <text:list-item>
                <text:p text:style-name="P42"/>
                <text:p text:style-name="P42">PAND[ AND[ X,Y ], Z ] ]</text:p>
              </text:list-item>
            </text:list>
          </table:table-cell>
        </table:table-row>
      </table:table>
      <text:h text:style-name="P32"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4">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ext:soft-page-break/>
          <table:table-row table:style-name="Tabelle17.1">
            <table:table-cell table:style-name="Tabelle17.A1" office:value-type="string">
              <text:list xml:id="list1940904139" text:continue-numbering="true" text:style-name="L1">
                <text:list-header>
                  <text:p text:style-name="P41">Explanation</text:p>
                </text:list-header>
              </text:list>
            </table:table-cell>
            <table:table-cell table:style-name="Tabelle17.B1" office:value-type="string">
              <text:list xml:id="list1110970751" text:continue-numbering="true" text:style-name="L1">
                <text:list-header>
                  <text:p text:style-name="P41">Example</text:p>
                </text:list-header>
              </text:list>
            </table:table-cell>
          </table:table-row>
        </table:table-header-rows>
        <table:table-row>
          <table:table-cell table:style-name="Tabelle17.A2" office:value-type="string">
            <text:list xml:id="list1981548450" text:continue-list="list1110970751" text:style-name="L1">
              <text:list-item text:start-value="1">
                <text:p text:style-name="P34">Check if given term is of type SAND; if not then exit.</text:p>
              </text:list-item>
              <text:list-item>
                <text:p text:style-name="P36">For each operand of given term do the following</text:p>
                <text:list>
                  <text:list-item>
                    <text:p text:style-name="P36">if operand is False, then set given term = False and exit.</text:p>
                  </text:list-item>
                  <text:list-item>
                    <text:p text:style-name="P36">if operand is True and flag “atLeastOneIsNormal” is set, then then set given term = False and exit.</text:p>
                  </text:list-item>
                  <text:list-item>
                    <text:p text:style-name="P36">if operand is neither True nor False then set flag “atLeastOneIsNormal”.</text:p>
                  </text:list-item>
                </text:list>
              </text:list-item>
            </text:list>
          </table:table-cell>
          <table:table-cell table:style-name="Tabelle17.B2" office:value-type="string">
            <text:list xml:id="list1534079364" text:continue-numbering="true" text:style-name="L1">
              <text:list-header>
                <text:p text:style-name="P42">SAND[ X,True ]</text:p>
                <text:p text:style-name="P42">X: set Flag.</text:p>
                <text:p text:style-name="P42">True: is True and Flag is set → </text:p>
              </text:list-header>
            </text:list>
            <text:p text:style-name="P9"/>
            <text:p text:style-name="P11"/>
            <text:p text:style-name="P11">SAND[ X,True ] → False</text:p>
          </table:table-cell>
        </table:table-row>
      </table:table>
      <text:h text:style-name="P31" text:outline-level="3">SANDPANDTransform</text:h>
      <text:p text:style-name="P3">Functionality: Transform according to the following rule: SAND[ X, PAND[ Y,Z ] ] → PAND[ Y, SAND[ X,Z ] ]</text:p>
      <text:p text:style-name="P14">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280703287" text:continue-numbering="true" text:style-name="L1">
                <text:list-header>
                  <text:p text:style-name="P41">Explanation</text:p>
                </text:list-header>
              </text:list>
            </table:table-cell>
            <table:table-cell table:style-name="Tabelle18.B1" office:value-type="string">
              <text:list xml:id="list1055271971" text:continue-numbering="true" text:style-name="L1">
                <text:list-header>
                  <text:p text:style-name="P41">Example</text:p>
                </text:list-header>
              </text:list>
            </table:table-cell>
          </table:table-row>
        </table:table-header-rows>
        <table:table-row>
          <table:table-cell table:style-name="Tabelle18.A2" office:value-type="string">
            <text:list xml:id="list1878111041" text:continue-list="list1055271971" text:style-name="L1">
              <text:list-item text:start-value="1">
                <text:p text:style-name="P34">Check if given term is of type SAND; if not then exit.</text:p>
              </text:list-item>
              <text:list-item>
                <text:p text:style-name="P34">In given term seek first operand of type PAND, if there is none, then exit.</text:p>
              </text:list-item>
              <text:list-item>
                <text:p text:style-name="P34">Extract first operand of type PAND to op1.</text:p>
              </text:list-item>
              <text:list-item>
                <text:p text:style-name="P34">If op1 has more than two operands, then</text:p>
                <text:list>
                  <text:list-item>
                    <text:p text:style-name="P34">create op2 as new TTFTAObject and as a clone of op1 (op1 must not be changed itself, as it could exist (unchanged) at another position within the Temporal Expression).</text:p>
                  </text:list-item>
                  <text:list-item>
                    <text:p text:style-name="P34">Extract last operand of op2 to op3.</text:p>
                  </text:list-item>
                  <text:list-item>
                    <text:p text:style-name="P34">Check if in EventList there is a event identical to op2.</text:p>
                  </text:list-item>
                  <text:list-item>
                    <text:p text:style-name="P34">If yes, then free op2 and reset op2 to this existing event.</text:p>
                  </text:list-item>
                </text:list>
              </text:list-item>
              <text:list-item>
                <text:p text:style-name="P34">Else (op1 has two operands), then</text:p>
                <text:list>
                  <text:list-item>
                    <text:p text:style-name="P34">set op2 to first operand of op1.</text:p>
                  </text:list-item>
                  <text:list-item>
                    <text:p text:style-name="P34">set op3 to second operand of op1.</text:p>
                  </text:list-item>
                </text:list>
              </text:list-item>
              <text:list-item>
                <text:p text:style-name="P34">Create a clone of the given term and add op3 as last operand.</text:p>
              </text:list-item>
              <text:list-item>
                <text:p text:style-name="P34">As the clone (is type SAND) is commutative, it needs to be sorted using the uTFTALogic.SortOperands function, which includes checking whether identical elements are already listen in EventList. </text:p>
              </text:list-item>
              <text:list-item>
                <text:p text:style-name="P34">In the latter case free the now useless newly created event of step 6 (the clone would point to the “older” event found in EventList).</text:p>
              </text:list-item>
              <text:list-item>
                <text:p text:style-name="P34">Check if in EventList there is a event identical to <text:line-break/>PAND[ op2, clone ].</text:p>
              </text:list-item>
              <text:list-item>
                <text:p text:style-name="P34">If yes, then set given term to this existing event and exit.</text:p>
              </text:list-item>
              <text:list-item>
                <text:p text:style-name="P34">Else, </text:p>
                <text:list>
                  <text:list-item>
                    <text:p text:style-name="P34">Clear the given term of all children.</text:p>
                  </text:list-item>
                  <text:list-item>
                    <text:p text:style-name="P34">Set type of the given term to PAND.</text:p>
                  </text:list-item>
                  <text:list-item>
                    <text:p text:style-name="P34">Add op2 as first operand to the given term and the clone as second operand to the given term.</text:p>
                  </text:list-item>
                </text:list>
              </text:list-item>
            </text:list>
          </table:table-cell>
          <table:table-cell table:style-name="Tabelle18.B2" office:value-type="string">
            <text:list xml:id="list168684465" text:continue-numbering="true" text:style-name="L1">
              <text:list-header>
                <text:p text:style-name="P42">SAND[ X, PAND[ A,B,C ], Y ] → </text:p>
              </text:list-header>
              <text:list-item>
                <text:p text:style-name="P42"/>
                <text:p text:style-name="P42">op1 = PAND[ A,B,C ]</text:p>
              </text:list-item>
            </text:list>
            <text:p text:style-name="P9"/>
            <text:p text:style-name="P11">op2 = PAND[ A,B,C ]</text:p>
            <text:p text:style-name="P11"/>
            <text:p text:style-name="P11"/>
            <text:p text:style-name="P11">op2 = <text:s/>PAND[ A,B ] </text:p>
            <text:p text:style-name="P11">op3 = C</text:p>
            <text:p text:style-name="P11"/>
            <text:p text:style-name="P11"/>
            <text:p text:style-name="P11"/>
            <text:p text:style-name="P11"/>
            <text:p text:style-name="P11">clone: <text:s/>SAND[ X,Y,C ]SAND[ C,X,Y ]</text:p>
            <text:list xml:id="list701246095" text:continue-numbering="true" text:style-name="L1">
              <text:list-header>
                <text:p text:style-name="P47"/>
                <text:p text:style-name="P47"/>
                <text:p text:style-name="P47"/>
                <text:p text:style-name="P47"/>
                <text:p text:style-name="P47"/>
                <text:p text:style-name="P47"/>
                <text:p text:style-name="P47"><text:line-break/><text:line-break/><text:line-break/><text:line-break/>PAND[PAND[A,B],SAND[C,X,Y]] </text:p>
              </text:list-header>
            </text:list>
            <text:p text:style-name="P11"/>
            <text:p text:style-name="P11"/>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555574529" text:continue-numbering="true" text:style-name="L1">
                <text:list-header>
                  <text:p text:style-name="P41">Explanation</text:p>
                </text:list-header>
              </text:list>
            </table:table-cell>
            <table:table-cell table:style-name="Tabelle13.B1" office:value-type="string">
              <text:list xml:id="list2002883607" text:continue-numbering="true" text:style-name="L1">
                <text:list-header>
                  <text:p text:style-name="P41">Example</text:p>
                </text:list-header>
              </text:list>
            </table:table-cell>
          </table:table-row>
        </table:table-header-rows>
        <table:table-row table:style-name="Tabelle13.1">
          <table:table-cell table:style-name="Tabelle13.A2" office:value-type="string">
            <text:list xml:id="list887246605" text:continue-list="list2002883607" text:style-name="L1">
              <text:list-item text:start-value="1">
                <text:p text:style-name="P34">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
                  <text:list-item>
                    <text:p text:style-name="P38">GenericCombine</text:p>
                  </text:list-item>
                  <text:list-item>
                    <text:p text:style-name="P38"><text:soft-page-break/>PANDSplit</text:p>
                  </text:list-item>
                  <text:list-item>
                    <text:p text:style-name="P38">PANDFalse</text:p>
                  </text:list-item>
                  <text:list-item>
                    <text:p text:style-name="P38">ANDFalse</text:p>
                  </text:list-item>
                  <text:list-item>
                    <text:p text:style-name="P38">SANDFalse</text:p>
                  </text:list-item>
                  <text:list-item>
                    <text:p text:style-name="P38">ORXORTrue</text:p>
                  </text:list-item>
                  <text:list-item>
                    <text:p text:style-name="P38">NOTFalseTrue</text:p>
                  </text:list-item>
                  <text:list-item>
                    <text:p text:style-name="P38">NOTNOT</text:p>
                  </text:list-item>
                  <text:list-item>
                    <text:p text:style-name="P38">ANDTrue</text:p>
                  </text:list-item>
                  <text:list-item>
                    <text:p text:style-name="P33">ORXORFalse</text:p>
                  </text:list-item>
                  <text:list-item>
                    <text:p text:style-name="P33">PANDMultiples</text:p>
                  </text:list-item>
                  <text:list-item>
                    <text:p text:style-name="P33">LawOfNonrecurrence</text:p>
                  </text:list-item>
                  <text:list-item>
                    <text:p text:style-name="P33">LawOfIdempotency</text:p>
                  </text:list-item>
                  <text:list-item>
                    <text:p text:style-name="P33">LawOfCompleteness</text:p>
                  </text:list-item>
                  <text:list-item>
                    <text:p text:style-name="P33">PANDPANDTransform</text:p>
                  </text:list-item>
                  <text:list-item>
                    <text:p text:style-name="P33">SANDPANDTransform </text:p>
                  </text:list-item>
                </text:list>
              </text:list-item>
              <text:list-item>
                <text:p text:style-name="P34">If a change of the given term occurred: restart at point 1.(a);<text:line-break/>else (no change): reread the given term (in order to apply possible earlier changes) </text:p>
              </text:list-item>
              <text:list-item>
                <text:p text:style-name="P34">if given term has children: run SimplificationLoop on each of the children</text:p>
              </text:list-item>
              <text:list-item>
                <text:p text:style-name="P34">if any child of the given term is changed: loop back to point 1 (for child)</text:p>
              </text:list-item>
              <text:list-item>
                <text:p text:style-name="P34">else (no child changed): Return status of flag indicating any change</text:p>
              </text:list-item>
            </text:list>
          </table:table-cell>
          <table:table-cell table:style-name="Tabelle13.B2" office:value-type="string">
            <text:list xml:id="list1030746586" text:continue-numbering="true" text:style-name="L1">
              <text:list-header>
                <text:p text:style-name="P42">---</text:p>
              </text:list-header>
            </text:list>
          </table:table-cell>
        </table:table-row>
      </table:table>
      <text:h text:style-name="P30" text:outline-level="3">SortOperands</text:h>
      <text:p text:style-name="P3">Functionality: Sort operands in a given term of type AND, OR, XOR, SAND (the commutative operator types).</text:p>
      <text:p text:style-name="P14">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and rename all of the “identical” other permutations accordingly. The simplest such approach – and the one chosen in TFTASolver – is to sort commutative terms alphabetically. </text:p>
      <text:p text:style-name="P14">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4">TFTASolver-sorting is done in two steps:</text:p>
      <text:list xml:id="list1379275431" text:style-name="L2">
        <text:list-item>
          <text:p text:style-name="P23">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3">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4">Note: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1972937703" text:style-name="L3">
              <text:list-item>
                <text:p text:style-name="P35">ANDFalse: no sorting necessary; AND term should already be sorted and may only be transformed to FALSE.</text:p>
              </text:list-item>
            </text:list>
          </table:table-cell>
          <table:table-cell table:style-name="Tabelle21.B2" office:value-type="string">
            <text:p text:style-name="P40">no</text:p>
          </table:table-cell>
        </table:table-row>
        <table:table-row>
          <table:table-cell table:style-name="Tabelle21.A2" office:value-type="string">
            <text:list xml:id="list703447043" text:continue-numbering="true" text:style-name="L3">
              <text:list-item>
                <text:p text:style-name="P35">ANDSplit: no sorting necessary; AND term should already be sorted and as splitting is done from left to right, the order of operands is never altered.</text:p>
              </text:list-item>
            </text:list>
          </table:table-cell>
          <table:table-cell table:style-name="Tabelle21.B2" office:value-type="string">
            <text:p text:style-name="P40">no</text:p>
          </table:table-cell>
        </table:table-row>
        <table:table-row>
          <table:table-cell table:style-name="Tabelle21.A2" office:value-type="string">
            <text:list xml:id="list1772241368" text:continue-numbering="true" text:style-name="L3">
              <text:list-item>
                <text:p text:style-name="P35">ANDTrue: no sorting necessary; AND term should already be sorted and the order of operands is not altered by removing TRUEs.</text:p>
              </text:list-item>
            </text:list>
          </table:table-cell>
          <table:table-cell table:style-name="Tabelle21.B2" office:value-type="string">
            <text:p text:style-name="P40">no</text:p>
          </table:table-cell>
        </table:table-row>
        <table:table-row>
          <table:table-cell table:style-name="Tabelle21.A2" office:value-type="string">
            <text:list xml:id="list1268821659" text:continue-numbering="true" text:style-name="L3">
              <text:list-item>
                <text:p text:style-name="P35">GenericCombine: sorting is necessary iff new commutative terms are created (i.e. those terms are not already found in EventList).</text:p>
              </text:list-item>
            </text:list>
          </table:table-cell>
          <table:table-cell table:style-name="Tabelle21.B5" office:value-type="string">
            <text:p text:style-name="P40">yes</text:p>
          </table:table-cell>
        </table:table-row>
        <text:soft-page-break/>
        <table:table-row>
          <table:table-cell table:style-name="Tabelle21.A2" office:value-type="string">
            <text:list xml:id="list87881974" text:continue-numbering="true" text:style-name="L3">
              <text:list-item>
                <text:p text:style-name="P35">LawOfCompleteness: sorting is necessary iff new commutative terms are created (i.e. those terms are not already found in EventList).</text:p>
              </text:list-item>
            </text:list>
          </table:table-cell>
          <table:table-cell table:style-name="Tabelle21.B5" office:value-type="string">
            <text:p text:style-name="P40">yes</text:p>
          </table:table-cell>
        </table:table-row>
        <table:table-row>
          <table:table-cell table:style-name="Tabelle21.A2" office:value-type="string">
            <text:list xml:id="list1862734375" text:continue-numbering="true" text:style-name="L3">
              <text:list-item>
                <text:p text:style-name="P35">LawOfIdempotency: no sorting necessary; if commutative, term should already be sorted and the order of operands is not altered by removing duplicates.</text:p>
              </text:list-item>
            </text:list>
          </table:table-cell>
          <table:table-cell table:style-name="Tabelle21.B2" office:value-type="string">
            <text:p text:style-name="P40">no</text:p>
          </table:table-cell>
        </table:table-row>
        <table:table-row>
          <table:table-cell table:style-name="Tabelle21.A2" office:value-type="string">
            <text:list xml:id="list271998930" text:continue-numbering="true" text:style-name="L3">
              <text:list-item>
                <text:p text:style-name="P35">LawOfNonrecurrence: no sorting necessary; no new term is created and old term may only be transformed to FALSE.</text:p>
              </text:list-item>
            </text:list>
          </table:table-cell>
          <table:table-cell table:style-name="Tabelle21.B2" office:value-type="string">
            <text:p text:style-name="P40">no</text:p>
          </table:table-cell>
        </table:table-row>
        <table:table-row>
          <table:table-cell table:style-name="Tabelle21.A2" office:value-type="string">
            <text:list xml:id="list48768652" text:continue-numbering="true" text:style-name="L3">
              <text:list-item>
                <text:p text:style-name="P35">NOTFalseTrue: no sorting necessary; NOT term only has one operand.</text:p>
              </text:list-item>
            </text:list>
          </table:table-cell>
          <table:table-cell table:style-name="Tabelle21.B2" office:value-type="string">
            <text:p text:style-name="P40">no</text:p>
          </table:table-cell>
        </table:table-row>
        <table:table-row>
          <table:table-cell table:style-name="Tabelle21.A2" office:value-type="string">
            <text:list xml:id="list1844106842" text:continue-numbering="true" text:style-name="L3">
              <text:list-item>
                <text:p text:style-name="P35">NOTNOT: no sorting necessary; NOT term only has one operand.</text:p>
              </text:list-item>
            </text:list>
          </table:table-cell>
          <table:table-cell table:style-name="Tabelle21.B2" office:value-type="string">
            <text:p text:style-name="P40">no</text:p>
          </table:table-cell>
        </table:table-row>
        <table:table-row>
          <table:table-cell table:style-name="Tabelle21.A2" office:value-type="string">
            <text:list xml:id="list1605224107" text:continue-numbering="true" text:style-name="L3">
              <text:list-item>
                <text:p text:style-name="P35">ORSplit: no sorting necessary; OR term should already be sorted and as splitting is done from left to right, the order of operands is never altered.</text:p>
              </text:list-item>
            </text:list>
          </table:table-cell>
          <table:table-cell table:style-name="Tabelle21.B2" office:value-type="string">
            <text:p text:style-name="P40">no</text:p>
          </table:table-cell>
        </table:table-row>
        <table:table-row>
          <table:table-cell table:style-name="Tabelle21.A2" office:value-type="string">
            <text:list xml:id="list885799454" text:continue-numbering="true" text:style-name="L3">
              <text:list-item>
                <text:p text:style-name="P35">ORXORFalse: no sorting necessary; OR / XOR term should already be sorted and the order of operands is not altered by removing FALSEs.</text:p>
              </text:list-item>
            </text:list>
          </table:table-cell>
          <table:table-cell table:style-name="Tabelle21.B2" office:value-type="string">
            <text:p text:style-name="P40">no</text:p>
          </table:table-cell>
        </table:table-row>
        <table:table-row>
          <table:table-cell table:style-name="Tabelle21.A2" office:value-type="string">
            <text:list xml:id="list1171977389" text:continue-numbering="true" text:style-name="L3">
              <text:list-item>
                <text:p text:style-name="P35">ORXORTrue: no sorting necessary; OR / XOR term should already be sorted and may only be transformed to TRUE.</text:p>
              </text:list-item>
            </text:list>
          </table:table-cell>
          <table:table-cell table:style-name="Tabelle21.B2" office:value-type="string">
            <text:p text:style-name="P40">no</text:p>
          </table:table-cell>
        </table:table-row>
        <table:table-row>
          <table:table-cell table:style-name="Tabelle21.A2" office:value-type="string">
            <text:list xml:id="list1116755115" text:continue-numbering="true" text:style-name="L3">
              <text:list-item>
                <text:p text:style-name="P35">PANDFalse: no sorting necessary; PAND is not commutative and no new commutative terms are created.</text:p>
              </text:list-item>
            </text:list>
          </table:table-cell>
          <table:table-cell table:style-name="Tabelle21.B2" office:value-type="string">
            <text:p text:style-name="P40">no</text:p>
          </table:table-cell>
        </table:table-row>
        <table:table-row>
          <table:table-cell table:style-name="Tabelle21.A2" office:value-type="string">
            <text:list xml:id="list1666321218" text:continue-numbering="true" text:style-name="L3">
              <text:list-item>
                <text:p text:style-name="P35">PANDMultiples: no sorting necessary; PAND is not commutative and no new commutative terms are creted.</text:p>
              </text:list-item>
            </text:list>
          </table:table-cell>
          <table:table-cell table:style-name="Tabelle21.B2" office:value-type="string">
            <text:p text:style-name="P40">no</text:p>
          </table:table-cell>
        </table:table-row>
        <table:table-row>
          <table:table-cell table:style-name="Tabelle21.A2" office:value-type="string">
            <text:list xml:id="list1816092159" text:continue-numbering="true" text:style-name="L3">
              <text:list-item>
                <text:p text:style-name="P35">P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363171466" text:continue-numbering="true" text:style-name="L3">
              <text:list-item>
                <text:p text:style-name="P35">PANDSplit: no sorting necessary; PAND is not commutative and no new commutative terms are created.</text:p>
              </text:list-item>
            </text:list>
          </table:table-cell>
          <table:table-cell table:style-name="Tabelle21.B2" office:value-type="string">
            <text:p text:style-name="P40">no</text:p>
          </table:table-cell>
        </table:table-row>
        <table:table-row>
          <table:table-cell table:style-name="Tabelle21.A2" office:value-type="string">
            <text:list xml:id="list611008381" text:continue-numbering="true" text:style-name="L3">
              <text:list-item>
                <text:p text:style-name="P35">SANDFalse: no sorting necessary; SAND term should already be sorted and may only be transformed to FALSE.</text:p>
              </text:list-item>
            </text:list>
          </table:table-cell>
          <table:table-cell table:style-name="Tabelle21.B2" office:value-type="string">
            <text:p text:style-name="P40">no</text:p>
          </table:table-cell>
        </table:table-row>
        <table:table-row>
          <table:table-cell table:style-name="Tabelle21.A2" office:value-type="string">
            <text:list xml:id="list257553100" text:continue-numbering="true" text:style-name="L3">
              <text:list-item>
                <text:p text:style-name="P35">S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1392365520" text:continue-numbering="true" text:style-name="L3">
              <text:list-item>
                <text:p text:style-name="P39">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40">no</text:p>
          </table:table-cell>
        </table:table-row>
        <table:table-row>
          <table:table-cell table:style-name="Tabelle21.A2" office:value-type="string">
            <text:list xml:id="list365944456" text:continue-numbering="true" text:style-name="L3">
              <text:list-item>
                <text:p text:style-name="P35">XORSplit: no sorting necessary; XOR term should already be sorted and as splitting is done from left to right, the order of operands is never altered.</text:p>
              </text:list-item>
            </text:list>
          </table:table-cell>
          <table:table-cell table:style-name="Tabelle21.B2" office:value-type="string">
            <text:p text:style-name="P40">no</text:p>
          </table:table-cell>
        </table:table-row>
      </table:table>
      <text:p text:style-name="P14"/>
      <text:p text:style-name="P14">Example: <text:tab/>SAND[ A,C,B ] → SAND[ A,B,C ] <text:tab/><text:line-break/><text:tab/><text:tab/>SAND[ PAND[ X,A ], OR[ B,A ]] → SAND[ OR[ A,B ]], PAND[ X,A ]] </text:p>
      <text:p text:style-name="Text_20_body">Algorithm:</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330039435" text:continue-list="list1030746586" text:style-name="L1">
                <text:list-header>
                  <text:p text:style-name="P41">Explanation</text:p>
                </text:list-header>
              </text:list>
            </table:table-cell>
            <table:table-cell table:style-name="Tabelle20.B1" office:value-type="string">
              <text:list xml:id="list1187945907" text:continue-numbering="true" text:style-name="L1">
                <text:list-header>
                  <text:p text:style-name="P41">Example</text:p>
                </text:list-header>
              </text:list>
            </table:table-cell>
          </table:table-row>
        </table:table-header-rows>
        <table:table-row>
          <table:table-cell table:style-name="Tabelle20.A2" office:value-type="string">
            <text:list xml:id="list1861539405" text:continue-list="list1187945907" text:style-name="L1">
              <text:list-item text:start-value="1">
                <text:p text:style-name="P34">Check if given term is of type SAND or AND or XOR or OR; if not then exit.</text:p>
              </text:list-item>
              <text:list-item>
                <text:p text:style-name="P36">For each operand of given term with flag “sorted” not set do the following:</text:p>
                <text:list>
                  <text:list-item>
                    <text:p text:style-name="P36">if operand has flag “sorted” set, then continue with next operand.</text:p>
                  </text:list-item>
                  <text:list-item>
                    <text:p text:style-name="P36">if operand is not of type SAND or AND or XOR or OR, then continue with next operand.</text:p>
                  </text:list-item>
                  <text:list-item>
                    <text:p text:style-name="P36">Call SortOperands for this operand (iteratively go down in linked lists).</text:p>
                  </text:list-item>
                </text:list>
              </text:list-item>
              <text:list-item>
                <text:p text:style-name="P36">Sort all operands of given term alphabetically according to their TTFTAObect.TemporalExpr.</text:p>
              </text:list-item>
              <text:list-item>
                <text:p text:style-name="P36">Set flag “sorted” in given term.</text:p>
              </text:list-item>
            </text:list>
          </table:table-cell>
          <table:table-cell table:style-name="Tabelle20.B2" office:value-type="string">
            <text:list xml:id="list1572258306" text:continue-numbering="true" text:style-name="L1">
              <text:list-header>
                <text:p text:style-name="P42">SAND[ PAND[ X,A ], OR[ B,A ]]</text:p>
              </text:list-header>
            </text:list>
            <text:p text:style-name="P9"/>
            <text:p text:style-name="P11">PAND[ X,A ] → next operand</text:p>
            <text:p text:style-name="P11">OR[ B,A ] → call S<text:span text:style-name="T6">ortOperands:</text:span></text:p>
            <text:p text:style-name="P12"><text:tab/>B → next operand</text:p>
            <text:p text:style-name="P12"><text:tab/>A → next operand (none)</text:p>
            <text:p text:style-name="P12"><text:tab/>B &gt; A → OR[ A,B ]</text:p>
            <text:p text:style-name="P12">PAND[ X,A ] &gt; OR[ A,B ] → </text:p>
            <text:p text:style-name="P11">SAND[ OR[ A,B ]], PAND[ X,A ]] </text:p>
          </table:table-cell>
        </table:table-row>
      </table:table>
      <text:h text:style-name="P30" text:outline-level="3">&lt;XXX&gt;Split</text:h>
      <text:p text:style-name="Text_20_body">&lt;XXX&gt; can stand for either of the following: AND, OR, XOR, PAND, SAND.</text:p>
      <text:p text:style-name="Text_20_body">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57249814" text:continue-numbering="true" text:style-name="L1">
                <text:list-header>
                  <text:p text:style-name="P41">Explanation</text:p>
                </text:list-header>
              </text:list>
            </table:table-cell>
            <table:table-cell table:style-name="Tabelle1.B1" office:value-type="string">
              <text:list xml:id="list1553682382" text:continue-numbering="true" text:style-name="L1">
                <text:list-header>
                  <text:p text:style-name="P41">Example</text:p>
                </text:list-header>
              </text:list>
            </table:table-cell>
          </table:table-row>
        </table:table-header-rows>
        <table:table-row>
          <table:table-cell table:style-name="Tabelle1.A2" office:value-type="string">
            <text:list xml:id="list1702458355" text:continue-list="list1553682382" text:style-name="L1">
              <text:list-item text:start-value="1">
                <text:p text:style-name="P34">Check if given term <text:s/>is of type &lt;XXX&gt; and if it has &gt;2 operands; if not then <text:soft-page-break/>exit.</text:p>
              </text:list-item>
              <text:list-item>
                <text:p text:style-name="P34">Take the first two operands and make tempExpr = &lt;XXX&gt;[ op1,op2 ] </text:p>
              </text:list-item>
              <text:list-item>
                <text:p text:style-name="P34">Check if in EventList there is a event with temporalExpression = tempExpr</text:p>
              </text:list-item>
              <text:list-item>
                <text:p text:style-name="P34">If yes, then tempTerm is a pointer to this existing event, <text:line-break/>else, then tempTerm is created as new TTFTAObject with tempExpr.</text:p>
              </text:list-item>
              <text:list-item>
                <text:p text:style-name="P34">If in given term there are operands left then </text:p>
                <text:list>
                  <text:list-item>
                    <text:p text:style-name="P34">tempExpr = &lt;XXX&gt;[ tempTerm, nextoperand ]</text:p>
                  </text:list-item>
                  <text:list-item>
                    <text:p text:style-name="P34">goto 2.</text:p>
                    <text:p text:style-name="P34">:</text:p>
                    <text:p text:style-name="P34">:</text:p>
                  </text:list-item>
                </text:list>
              </text:list-item>
              <text:list-item>
                <text:p text:style-name="P34">If in given term there are no operands left then exit.</text:p>
              </text:list-item>
            </text:list>
          </table:table-cell>
          <table:table-cell table:style-name="Tabelle1.B2" office:value-type="string">
            <text:list xml:id="list720011494" text:continue-numbering="true" text:style-name="L1">
              <text:list-header>
                <text:p text:style-name="P42">AND[ W,X,Y,Z ]</text:p>
                <text:p text:style-name="P42"><text:soft-page-break/></text:p>
                <text:p text:style-name="P42">AND[ W,X ]</text:p>
                <text:p text:style-name="P42"/>
              </text:list-header>
              <text:list-item>
                <text:p text:style-name="P42"/>
                <text:p text:style-name="P42">AND[ W,X ]</text:p>
                <text:p text:style-name="P42"/>
                <text:p text:style-name="P42">AND[ AND[ W,X ] ,Y ]</text:p>
              </text:list-item>
              <text:list-item>
                <text:p text:style-name="P42">:</text:p>
              </text:list-item>
              <text:list-item>
                <text:p text:style-name="P42">:</text:p>
                <text:p text:style-name="P25">AND[ AND[ AND[ W,X ] ,Y ] ,Z ]</text:p>
              </text:list-item>
            </text:list>
          </table:table-cell>
        </table:table-row>
      </table:table>
      <text:h text:style-name="P29" text:outline-level="2">Unit uTFTAExpression</text:h>
      <text:p text:style-name="Text_20_body">This unit holds the class TTFTAExpression and its members and methods. TTFTAExpression provides</text:p>
      <text:list xml:id="list1257808610" text:style-name="L4">
        <text:list-item>
          <text:p text:style-name="P24">a temporal term of type TTFTAObject (as provided by unit uTFTAObject),</text:p>
        </text:list-item>
        <text:list-item>
          <text:p text:style-name="P24">input and output TTreeNodes structures for tree-like visualization of the input and output strings; those strings hold, respectively, </text:p>
          <text:list>
            <text:list-item>
              <text:p text:style-name="P24">the temporal expression as entered by the user (input) or</text:p>
            </text:list-item>
            <text:list-item>
              <text:p text:style-name="P24">the temporal expression derived from the input one by applying the rules of temporal logic (output).</text:p>
            </text:list-item>
          </text:list>
        </text:list-item>
        <text:list-item>
          <text:p text:style-name="P24">several methods for (among others)</text:p>
          <text:list>
            <text:list-item>
              <text:p text:style-name="P24">converting the input string as entered by the user into a tree-like visualization,</text:p>
            </text:list-item>
            <text:list-item>
              <text:p text:style-name="P24">converting the input string as entered by the user into a TTFTAObject-structure,</text:p>
            </text:list-item>
            <text:list-item>
              <text:p text:style-name="P24">converting the output string into a tree-like visualization,</text:p>
            </text:list-item>
            <text:list-item>
              <text:p text:style-name="P24">starting the simplification (using the methods in uTFTALogic)</text:p>
            </text:list-item>
          </text:list>
        </text:list-item>
      </text:list>
      <text:p text:style-name="P14">The following chapters describe the most important algorithms used in this unit.</text:p>
      <text:h text:style-name="P30" text:outline-level="3">Simplify</text:h>
      <text:p text:style-name="P4">Functionality: ---</text:p>
      <text:p text:style-name="P13">Example: ---</text:p>
      <text:p text:style-name="P13">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2070772495" text:continue-list="list720011494" text:style-name="L1">
                <text:list-header>
                  <text:p text:style-name="P41">Explanation</text:p>
                </text:list-header>
              </text:list>
            </table:table-cell>
            <table:table-cell table:style-name="Tabelle19.B1" office:value-type="string">
              <text:list xml:id="list1519373899" text:continue-numbering="true" text:style-name="L1">
                <text:list-header>
                  <text:p text:style-name="P41">Example</text:p>
                </text:list-header>
              </text:list>
            </table:table-cell>
          </table:table-row>
        </table:table-header-rows>
        <table:table-row>
          <table:table-cell table:style-name="Tabelle19.A2" office:value-type="string">
            <text:list xml:id="list1568773683" text:continue-list="list1519373899" text:style-name="L1">
              <text:list-item text:start-value="1">
                <text:p text:style-name="P37">---</text:p>
              </text:list-item>
            </text:list>
          </table:table-cell>
          <table:table-cell table:style-name="Tabelle19.B2" office:value-type="string">
            <text:list xml:id="list915551017" text:continue-numbering="true" text:style-name="L1">
              <text:list-header>
                <text:p text:style-name="P43">---</text:p>
              </text:list-header>
            </text:list>
          </table:table-cell>
        </table:table-row>
      </table:table>
      <text:h text:style-name="P29" text:outline-level="2">Unit uTFTAObject</text:h>
      <text:p text:style-name="P2">This unit holds the classes </text:p>
      <text:list xml:id="list2184336526" text:continue-list="list1257808610" text:style-name="L4">
        <text:list-item>
          <text:p text:style-name="P26">TTFTAObject (the temporal expression as a linked list of TTFTAObjects)</text:p>
        </text:list-item>
        <text:list-item>
          <text:p text:style-name="P24">TTFTAList (member of TTFTAObject; a list of pointers to the “original” objects (held in TTFTALookuplist))</text:p>
        </text:list-item>
        <text:list-item>
          <text:p text:style-name="P24">TTFTAEventLookupList (a list of all TTFTAObjects existing)</text:p>
        </text:list-item>
      </text:list>
      <text:p text:style-name="P17">The current understanding is that there are no complex algorithms in any of uTFTAObject's routines / methods. The use and interplay of those should be sufficiently clear from studying (comments within) the source code.</text:p>
      <text:h text:style-name="P29" text:outline-level="2">Unit uTFTAFormTFTASolver</text:h>
      <text:p text:style-name="P5">This unit provides the GUI (main windows of the application TFTASolver) as seen by the user.</text:p>
      <text:p text:style-name="P15">The current understanding is that there are no complex algorithms in any of uTFTAObject's routines / methods. The use and interplay of those should be sufficiently clear from studying (comments within) the source code.</text:p>
      <text:p text:style-name="P15">[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6T18:40:32">16. Dec. 2008</text:date> / Version <text:editing-cycles>96</text:editing-cycles></text:p>
            </table:table-cell>
            <table:table-cell table:style-name="Tabelle3.A1" office:value-type="string">
              <text:p text:style-name="MP2"><text:span text:style-name="MT2">p.</text:span> <text:page-number text:select-page="current">11</text:page-number>/<text:page-count>11</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96</meta:editing-cycles>
    <meta:editing-duration>PT68H04M03S</meta:editing-duration>
    <dc:date>2008-12-16T18:40:31</dc:date>
    <dc:creator>Simon J. Schilling</dc:creator>
    <meta:printed-by>Simon J. Schilling</meta:printed-by>
    <meta:print-date>2008-12-13T15:22:16</meta:print-date>
    <meta:document-statistic meta:table-count="22" meta:image-count="0" meta:object-count="0" meta:page-count="11" meta:paragraph-count="490" meta:word-count="5227" meta:character-count="29339"/>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